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8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9" style:family="paragraph" style:parent-style-name="Table_20_Contents">
      <style:text-properties officeooo:paragraph-rsid="0081d9f9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d12c1b" officeooo:paragraph-rsid="00d12c1b"/>
    </style:style>
    <style:style style:name="P12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3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font-style="normal" officeooo:paragraph-rsid="00f4532d" style:font-style-asian="normal" style:font-style-complex="normal"/>
    </style:style>
    <style:style style:name="P16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P17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18" style:family="paragraph" style:parent-style-name="Table_20_Text">
      <style:text-properties fo:font-style="italic" style:font-style-asian="italic" style:font-style-complex="italic"/>
    </style:style>
    <style:style style:name="P19" style:family="paragraph" style:parent-style-name="Table_20_End_20_Date">
      <style:text-properties officeooo:rsid="00e50840" officeooo:paragraph-rsid="00e50840"/>
    </style:style>
    <style:style style:name="P20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1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213dd"/>
    </style:style>
    <style:style style:name="T3" style:family="text">
      <style:text-properties style:font-name="Joanna Nova" fo:language="fr" fo:country="FR" officeooo:rsid="00da1249"/>
    </style:style>
    <style:style style:name="T4" style:family="text">
      <style:text-properties style:font-name="Joanna Nova" fo:language="fr" fo:country="FR" officeooo:rsid="00f9255e"/>
    </style:style>
    <style:style style:name="T5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  <style:style style:name="T8" style:family="text">
      <style:text-properties officeooo:rsid="00c351f9"/>
    </style:style>
    <style:style style:name="T9" style:family="text">
      <style:text-properties style:font-name="Gill Sans" fo:language="fr" fo:country="FR" officeooo:rsid="00da1249"/>
    </style:style>
    <style:style style:name="T10" style:family="text">
      <style:text-properties officeooo:rsid="00d4c11e"/>
    </style:style>
    <style:style style:name="T11" style:family="text">
      <style:text-properties officeooo:rsid="00e3eff6"/>
    </style:style>
    <style:style style:name="T12" style:family="text">
      <style:text-properties officeooo:rsid="00e50840"/>
    </style:style>
    <style:style style:name="T13" style:family="text">
      <style:text-properties officeooo:rsid="00e7f20f"/>
    </style:style>
    <style:style style:name="T14" style:family="text">
      <style:text-properties officeooo:rsid="00ed6612"/>
    </style:style>
    <style:style style:name="T15" style:family="text">
      <style:text-properties fo:font-variant="normal" fo:text-transform="none" style:font-name="Joanna Nova" fo:font-size="12pt" fo:language="fr" fo:country="FR" officeooo:rsid="00f12ae7" style:font-size-asian="12pt" style:font-size-complex="12pt"/>
    </style:style>
    <style:style style:name="T16" style:family="text">
      <style:text-properties fo:font-variant="normal" fo:text-transform="none" style:font-name="Joanna Nova" fo:font-size="12pt" fo:language="fr" fo:country="FR" officeooo:rsid="00f569fe" style:font-size-asian="12pt" style:font-size-complex="12pt"/>
    </style:style>
    <style:style style:name="T17" style:family="text">
      <style:text-properties officeooo:rsid="00f767df"/>
    </style:style>
    <style:style style:name="T18" style:family="text">
      <style:text-properties officeooo:rsid="00f925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P2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epuis <text:span text:style-name="T12">fin </text:span></text:p>
          </table:table-cell>
          <table:table-cell table:style-name="Table1.A1" office:value-type="string">
            <text:p text:style-name="P19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génieur pédagogique<text:span text:style-name="T13"> &amp; co-responsable de formatio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Licence Informatique <text:span text:style-name="T14">parcours </text:span>Jeu Vidéo<text:span text:style-name="T15"> </text:span><text:span text:style-name="T16">au </text:span><text:span text:style-name="T15">Cnam-Enjmi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e <text:span text:style-name="T18">c</text:span>onception <text:span text:style-name="T18">p</text:span>édagogique de l<text:span text:style-name="T2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<text:span text:style-name="T17">'enseignement numérique à distance</text:span> de Learn<text:span text:style-name="T10"> </text:span>Assembly</text:p>
          </table:table-cell>
        </table:table-row>
        <table:table-row>
          <table:table-cell table:style-name="Table1.A1" office:value-type="string">
            <text:p text:style-name="P12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étude de la conception pédagogique en autodidacte</text:p>
          </table:table-cell>
        </table:table-row>
      </table:table>
      <text:h text:style-name="P2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9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<text:span text:style-name="T3">de </text:span><text:span text:style-name="T4">g</text:span><text:span text:style-name="T3">raphisme</text:span> de l'<text:span text:style-name="T11">edaa, </text:span><text:span text:style-name="T3">École d'Arts Appliqués à distance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du soir de <text:span text:style-name="T18">c</text:span>ommunication <text:span text:style-name="T18">v</text:span>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spécialisation <text:span text:style-name="T18">g</text:span>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8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étude du graphisme en autodidacte</text:p>
          </table:table-cell>
        </table:table-row>
      </table:table>
      <text:h text:style-name="P2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4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4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4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4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4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Master Jeux Vidéo et Media Interactifs Numériques du C<text:span text:style-name="T12">nam</text:span>-E<text:span text:style-name="T12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normal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9:13:16.752935068</dc:date>
    <meta:editing-duration>PT7H2M11S</meta:editing-duration>
    <meta:editing-cycles>197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1" meta:word-count="157" meta:character-count="1097" meta:non-whitespace-character-count="988"/>
  </office:meta>
</office:document-meta>
</file>